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8000000A45234EB8D.png" manifest:media-type="image/png"/>
  <manifest:file-entry manifest:full-path="Pictures/10000000000001E00000016858CD785D.bmp" manifest:media-type="image/bmp"/>
  <manifest:file-entry manifest:full-path="Pictures/100002010000025200000252B59C6999.png" manifest:media-type="image/png"/>
  <manifest:file-entry manifest:full-path="Pictures/10000201000003E0000001A19537CCDD.png" manifest:media-type="image/png"/>
  <manifest:file-entry manifest:full-path="Pictures/100002010000026C000002C87FE9FB93.png" manifest:media-type="image/png"/>
  <manifest:file-entry manifest:full-path="Pictures/10000201000003E0000000CA293510AA.png" manifest:media-type="image/png"/>
  <manifest:file-entry manifest:full-path="Pictures/1000020100000181000000D7460BBC72A238EDDF.png" manifest:media-type="image/png"/>
  <manifest:file-entry manifest:full-path="Pictures/10000000000000820000007D67B6F548.bmp" manifest:media-type="image/bmp"/>
  <manifest:file-entry manifest:full-path="Pictures/10000201000003E00000018257C4D39B.png" manifest:media-type="image/png"/>
  <manifest:file-entry manifest:full-path="Pictures/10000201000001BC00000184E29C4824.png" manifest:media-type="image/png"/>
  <manifest:file-entry manifest:full-path="Pictures/100002010000012C000000695A32E07366ABFB0E.png" manifest:media-type="image/png"/>
  <manifest:file-entry manifest:full-path="Pictures/10000201000003CE000002DE229A7CDB.png" manifest:media-type="image/png"/>
  <manifest:file-entry manifest:full-path="Pictures/10000201000002240000019823C4B424.png" manifest:media-type="image/png"/>
  <manifest:file-entry manifest:full-path="Pictures/10000201000003E0000001A1F6A73BB4.png" manifest:media-type="image/png"/>
  <manifest:file-entry manifest:full-path="Pictures/10000201000003D4000002643FFF26B9.png" manifest:media-type="image/png"/>
  <manifest:file-entry manifest:full-path="Pictures/1000020100000614000003A86FEE6B0B.png" manifest:media-type="image/png"/>
  <manifest:file-entry manifest:full-path="Pictures/10000201000002A8000002108AC024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1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2.9cm" fo:min-width="9.5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</style:style>
    <style:style style:name="gr9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0.851cm" fo:padding-top="0.15cm" fo:padding-bottom="0.15cm" fo:padding-left="0.9cm" fo:padding-right="0.275cm"/>
    </style:style>
    <style:style style:name="gr10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438cm" fo:min-width="2.388cm" fo:padding-top="0.225cm" fo:padding-bottom="0.225cm" fo:padding-left="0.35cm" fo:padding-right="0.35cm"/>
    </style:style>
    <style:style style:name="gr1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774cm" fo:min-width="16.518cm" fo:padding-top="0.15cm" fo:padding-bottom="0.15cm" fo:padding-left="0.275cm" fo:padding-right="0.275cm" fo:wrap-option="wrap" draw:shadow-opacity="80%"/>
    </style:style>
    <style:style style:name="gr12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536cm" fo:min-width="2.486cm" fo:padding-top="0.225cm" fo:padding-bottom="0.225cm" fo:padding-left="0.35cm" fo:padding-right="0.35cm"/>
    </style:style>
    <style:style style:name="gr1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52cm" fo:min-width="14.396cm" fo:padding-top="0.15cm" fo:padding-bottom="0.15cm" fo:padding-left="0.275cm" fo:padding-right="0.275cm" fo:wrap-option="wrap" draw:shadow-opacity="80%"/>
    </style:style>
    <style:style style:name="gr15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2.506cm" fo:padding-top="0.225cm" fo:padding-bottom="0.225cm" fo:padding-left="0.35cm" fo:padding-right="0.35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136cm" fo:min-width="17.08cm" fo:padding-top="0.15cm" fo:padding-bottom="0.15cm" fo:padding-left="0.275cm" fo:padding-right="0.275cm" fo:wrap-option="wrap" draw:shadow-opacity="80%"/>
    </style:style>
    <style:style style:name="gr18" style:family="graphic" style:parent-style-name="standard">
      <style:graphic-properties svg:stroke-width="0.05cm" svg:stroke-color="#83cc83" draw:marker-start-width="0.275cm" draw:marker-end-width="0.275cm" draw:fill="solid" draw:fill-color="#ffffff" draw:textarea-horizontal-align="justify" draw:textarea-vertical-align="middle" draw:auto-grow-height="false" fo:min-height="1.326cm" fo:min-width="21.476cm" fo:padding-top="0.15cm" fo:padding-bottom="0.15cm" fo:padding-left="0.9cm" fo:padding-right="0.275cm"/>
    </style:style>
    <style:style style:name="gr19" style:family="graphic" style:parent-style-name="standard">
      <style:graphic-properties draw:stroke="none" draw:fill="solid" draw:fill-color="#83cc83" draw:textarea-horizontal-align="justify" draw:textarea-vertical-align="middle" draw:auto-grow-height="false" fo:min-height="0.74cm" fo:min-width="0.49cm"/>
    </style:style>
    <style:style style:name="gr2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8.724cm" fo:min-width="11.874cm" fo:padding-top="0.15cm" fo:padding-bottom="0.15cm" fo:padding-left="0.275cm" fo:padding-right="0.275cm" fo:wrap-option="wrap" draw:shadow-opacity="80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2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4.062cm" fo:min-width="9.289cm" fo:padding-top="0.225cm" fo:padding-bottom="0.225cm" fo:padding-left="0.35cm" fo:padding-right="0.35cm"/>
    </style:style>
    <style:style style:name="gr2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48cm" fo:min-width="19.598cm" fo:padding-top="0.15cm" fo:padding-bottom="0.15cm" fo:padding-left="0.275cm" fo:padding-right="0.275cm" fo:wrap-option="wrap" draw:shadow-opacity="80%"/>
    </style:style>
    <style:style style:name="gr24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7.642cm" fo:min-width="10.992cm" fo:padding-top="0.15cm" fo:padding-bottom="0.15cm" fo:padding-left="0.275cm" fo:padding-right="0.275cm" fo:wrap-option="wrap" draw:shadow-opacity="80%"/>
    </style:style>
    <style:style style:name="pr1" style:family="presentation" style:parent-style-name="top-title">
      <style:graphic-properties fo:min-height="3.143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1_20_h1-title">
      <style:graphic-properties draw:auto-grow-height="true" fo:min-height="3.506cm"/>
    </style:style>
    <style:style style:name="pr5" style:family="presentation" style:parent-style-name="Question01_20_h1-notes">
      <style:graphic-properties draw:fill-color="#ffffff" draw:auto-grow-height="true" fo:min-height="13.364cm"/>
    </style:style>
    <style:style style:name="pr6" style:family="presentation" style:parent-style-name="Question01_20_h1-title">
      <style:graphic-properties fo:min-height="3.541cm"/>
    </style:style>
    <style:style style:name="pr7" style:family="presentation" style:parent-style-name="Question01_20_h1-notes">
      <style:graphic-properties draw:fill-color="#ffffff" fo:min-height="13.364cm"/>
    </style:style>
    <style:style style:name="pr8" style:family="presentation" style:parent-style-name="標準_20_6-title">
      <style:graphic-properties draw:auto-grow-height="true" fo:min-height="3.506cm"/>
    </style:style>
    <style:style style:name="pr9" style:family="presentation" style:parent-style-name="標準_20_6-notes">
      <style:graphic-properties draw:fill-color="#ffffff" draw:auto-grow-height="true" fo:min-height="13.364cm"/>
    </style:style>
    <style:style style:name="pr10" style:family="presentation" style:parent-style-name="Answer-title">
      <style:graphic-properties fo:min-height="2.834cm"/>
    </style:style>
    <style:style style:name="pr11" style:family="presentation" style:parent-style-name="Answer-notes">
      <style:graphic-properties draw:fill-color="#ffffff" fo:min-height="13.364cm"/>
    </style:style>
    <style:style style:name="pr12" style:family="presentation" style:parent-style-name="Question03_20_h1-title">
      <style:graphic-properties draw:auto-grow-height="true" fo:min-height="5.8cm"/>
    </style:style>
    <style:style style:name="pr13" style:family="presentation" style:parent-style-name="Question03_20_h1-notes">
      <style:graphic-properties draw:fill-color="#ffffff" draw:auto-grow-height="true" fo:min-height="13.364cm"/>
    </style:style>
    <style:style style:name="pr14" style:family="presentation" style:parent-style-name="Question01_20_h1_5f__5f_-title">
      <style:graphic-properties draw:auto-grow-height="true" fo:min-height="4.906cm"/>
    </style:style>
    <style:style style:name="pr15" style:family="presentation" style:parent-style-name="Question01_20_h1_5f__5f_-notes">
      <style:graphic-properties draw:fill-color="#ffffff" draw:auto-grow-height="true" fo:min-height="13.364cm"/>
    </style:style>
    <style:style style:name="pr16" style:family="presentation" style:parent-style-name="Answer-title">
      <style:graphic-properties fo:min-height="3.541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48pt" fo:text-shadow="1pt 1pt" style:font-name-asian="Migu 1C" style:font-size-asian="48pt" style:font-size-complex="48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P8" style:family="paragraph">
      <loext:graphic-properties draw:fill="none" draw:fill-color="#ffffff"/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83cc83"/>
      <style:paragraph-properties fo:text-align="center"/>
      <style:text-properties fo:color="#ffffff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text-properties style:font-size-asian="18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ffffff"/>
      <style:paragraph-properties fo:text-align="start"/>
      <style:text-properties fo:color="#94bd5e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P17" style:family="paragraph">
      <loext:graphic-properties draw:fill="solid" draw:fill-color="#ffffff"/>
      <style:paragraph-properties fo:text-align="start"/>
      <style:text-properties fo:color="#666666" style:font-name="Migu 1C" fo:font-size="24pt" style:font-name-asian="Migu 1C" style:font-size-asian="24pt" style:font-size-complex="24pt"/>
    </style:style>
    <style:style style:name="P18" style:family="paragraph">
      <loext:graphic-properties draw:fill-color="#ffffff"/>
      <style:text-properties fo:font-size="20pt" style:font-size-asian="20pt"/>
    </style:style>
    <style:style style:name="P19" style:family="paragraph">
      <style:text-properties style:font-name="Migu 1C" style:font-name-asian="Migu 1C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solid" draw:fill-color="#83cc83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solid" draw:fill-color="#83cc83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25" style:family="paragraph">
      <loext:graphic-properties draw:fill-color="#ffffff"/>
      <style:text-properties style:font-size-asian="20pt"/>
    </style:style>
    <style:style style:name="P26" style:family="paragraph">
      <loext:graphic-properties draw:fill-color="#ffffff" draw:opacity="80%"/>
      <style:paragraph-properties fo:text-align="start"/>
      <style:text-properties fo:color="#279227" style:font-name="Migu 1C" style:font-name-asian="Migu 1C" style:font-size-asian="18pt"/>
    </style:style>
    <style:style style:name="P27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28" style:family="paragraph">
      <style:text-properties style:font-name="Migu 1C" fo:font-size="36pt" style:font-name-asian="Migu 1C" style:font-size-asian="36pt" style:font-size-complex="36pt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text-shadow="1pt 1pt" style:font-name-asian="Migu 1C" style:font-relief="embosse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5" style:family="text">
      <style:text-properties fo:color="#666666" style:font-name="Migu 1C" fo:font-size="24pt" fo:font-weight="normal" style:font-name-asian="Migu 1C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ffffff"/>
    </style:style>
    <style:style style:name="T8" style:family="text">
      <style:text-properties style:font-size-asian="1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666666" style:font-name="Migu 1C" fo:font-size="24pt" style:font-name-asian="Migu 1C" style:font-size-asian="24pt" style:font-size-complex="24pt"/>
    </style:style>
    <style:style style:name="T11" style:family="text">
      <style:text-properties style:font-name="Migu 1C" fo:font-size="48pt" style:font-name-asian="Migu 1C" style:font-size-asian="48pt" style:font-size-complex="48pt"/>
    </style:style>
    <style:style style:name="T12" style:family="text">
      <style:text-properties fo:color="#279227" style:font-name="Migu 1C" fo:font-size="32pt" style:font-name-asian="Migu 1C" style:font-size-asian="32pt" style:font-size-complex="32pt"/>
    </style:style>
    <style:style style:name="T13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83cc83" fo:font-size="36pt" fo:font-weight="bold" style:font-size-asian="36pt" style:font-weight-asian="bold" style:font-size-complex="36pt" style:font-weight-complex="bold"/>
    </style:style>
    <style:style style:name="T16" style:family="text">
      <style:text-properties style:font-name="Migu 1C" fo:font-size="36pt" style:font-name-asian="Migu 1C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7.4cm" svg:height="3.143cm" svg:x="0.6cm" svg:y="-0.159cm" presentation:class="title" presentation:user-transformed="true">
          <draw:text-box>
            <text:p><text:span text:style-name="T1">キッズプログラミング教室ぐらみん</text:span></text:p>
          </draw:text-box>
        </draw:frame>
        <draw:frame presentation:style-name="pr2" draw:text-style-name="P2" draw:layer="layout" svg:width="22.6cm" svg:height="6.285cm" svg:x="3.2cm" svg:y="6.25cm" presentation:class="title" presentation:user-transformed="true">
          <draw:text-box>
            <text:p><text:span text:style-name="T2">迷路ゲームを作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1_20_h1" presentation:presentation-page-layout-name="AL2T19">
        <office:forms form:automatic-focus="false" form:apply-design-mode="false"/>
        <draw:frame presentation:style-name="pr4" draw:text-style-name="P5" draw:layer="layout" svg:width="24.2cm" svg:height="3.506cm" svg:x="0.2cm" svg:y="1.894cm" presentation:class="title" presentation:user-transformed="true">
          <draw:text-box>
            <text:p><text:span text:style-name="T3">こんなゲームを作ろう！</text:span></text:p>
          </draw:text-box>
        </draw:frame>
        <draw:frame draw:style-name="gr3" draw:text-style-name="P7" draw:layer="layout" svg:width="25.8cm" svg:height="4.181cm" svg:x="2.2cm" svg:y="6cm">
          <draw:text-box>
            <text:p text:style-name="P6"><text:span text:style-name="T4">「ゴールを目指そう！」</text:span></text:p>
          </draw:text-box>
        </draw:frame>
        <draw:frame draw:style-name="gr4" draw:text-style-name="P8" draw:layer="layout" svg:width="12.2cm" svg:height="10.161cm" svg:x="14.78cm" svg:y="8.52cm">
          <draw:text-box>
            <text:p><text:span text:style-name="T5">●↑↓←→</text:span><text:span text:style-name="T5">キーで主人公が移動（いどう）する</text:span></text:p>
            <text:p><text:span text:style-name="T5">●</text:span><text:span text:style-name="T5">黄色いマークにさわると次のステージに変わる</text:span></text:p>
            <text:p><text:span text:style-name="T5">●</text:span><text:span text:style-name="T5">迷路を全部解いたらゲームクリア！</text:span></text:p>
          </draw:text-box>
        </draw:frame>
        <draw:frame draw:style-name="gr5" draw:text-style-name="P9" draw:layer="layout" svg:width="12.2cm" svg:height="0.988cm" svg:x="2cm" svg:y="19.212cm">
          <draw:text-box>
            <text:p><text:span text:style-name="T6"><text:a xlink:href="https://scratch.mit.edu/projects/74969284/#editor" xlink:type="simple">https://scratch.mit.edu/projects/74969284/</text:a></text:span></text:p>
          </draw:text-box>
        </draw:frame>
        <draw:frame draw:style-name="gr6" draw:text-style-name="P10" draw:layer="layout" svg:width="13.464cm" svg:height="10.146cm" svg:x="1.02cm" svg:y="8.8cm">
          <draw:image xlink:href="Pictures/10000201000003CE000002DE229A7CDB.png" xlink:type="simple" xlink:show="embed" xlink:actuate="onLoad">
            <text:p/>
          </draw:image>
        </draw:frame>
        <draw:custom-shape draw:style-name="gr7" draw:text-style-name="P11" draw:layer="layout" svg:width="10.8cm" svg:height="3.4cm" svg:x="15.8cm" svg:y="17cm">
          <text:p text:style-name="P3"><text:span text:style-name="T7">完成したブロックはこのリンクをクリック して見ることができるよ！</text:span></text:p>
          <draw:enhanced-geometry svg:viewBox="0 0 21600 21600" draw:mirror-horizontal="false" draw:mirror-vertical="false" draw:text-areas="800 800 20800 20800" draw:type="round-rectangular-callout" draw:modifiers="-5255.51337839089 16519.1414289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2" draw:layer="layout" svg:width="1.932cm" svg:height="2.021cm" svg:x="13.034cm" svg:y="19.867cm">
          <draw:text-box>
            <text:p>- 1 -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3" draw:layer="layout" svg:width="16.799cm" svg:height="13.364cm" svg:x="2.1cm" svg:y="14.107cm" presentation:class="notes" presentation:user-transformed="true">
            <draw:text-box>
              <text:p><text:span text:style-name="T8">○</text:span><text:span text:style-name="T8">「ネコを歩かせよう」は自分で考えてプログラミングしてみよう。</text:span></text:p>
            </draw:text-box>
          </draw:frame>
        </presentation:notes>
      </draw:page>
      <draw:page draw:name="page3" draw:style-name="dp1" draw:master-page-name="Question01_20_h1" presentation:presentation-page-layout-name="AL2T19">
        <office:forms form:automatic-focus="false" form:apply-design-mode="false"/>
        <draw:frame presentation:style-name="pr6" draw:text-style-name="P14" draw:layer="layout" svg:width="25.199cm" svg:height="3.541cm" svg:x="0.201cm" svg:y="1.93cm" presentation:class="title" presentation:user-transformed="true">
          <draw:text-box>
            <text:p><text:span text:style-name="T9">「ゴールを目指そう！」の作り方</text:span></text:p>
          </draw:text-box>
        </draw:frame>
        <draw:custom-shape draw:style-name="gr9" draw:text-style-name="P16" draw:layer="layout" svg:width="22.2cm" svg:height="1.8cm" svg:x="2.8cm" svg:y="6.6cm">
          <text:p text:style-name="P15"><text:span text:style-name="T5">迷路の背景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7" draw:layer="layout" svg:width="22.2cm" svg:height="1.8cm" svg:x="2.8cm" svg:y="8.8cm">
          <text:p text:style-name="P15"><text:span text:style-name="T5">主人公の動き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7" draw:layer="layout" svg:width="22.2cm" svg:height="1.8cm" svg:x="2.8cm" svg:y="13.4cm">
          <text:p text:style-name="P15"><text:span text:style-name="T5">ゲームクリアを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7" draw:layer="layout" svg:width="22.2cm" svg:height="1.8cm" svg:x="2.8cm" svg:y="11.1cm">
          <text:p text:style-name="P15"><text:span text:style-name="T10">ステージをたくさん作ろ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2" draw:layer="layout" svg:width="1.932cm" svg:height="2.021cm" svg:x="13.034cm" svg:y="19.868cm">
          <draw:text-box>
            <text:p>- 2 -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 presentation:user-transformed="true">
          <draw:text-box>
            <text:p>迷路の背景を作ろう</text:p>
          </draw:text-box>
        </draw:frame>
        <draw:frame draw:style-name="gr8" draw:text-style-name="P12" draw:layer="layout" svg:width="1.932cm" svg:height="2.021cm" svg:x="13.034cm" svg:y="19.868cm">
          <draw:text-box>
            <text:p>- 3 -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swer" presentation:presentation-page-layout-name="AL2T19">
        <office:forms form:automatic-focus="false" form:apply-design-mode="false"/>
        <draw:frame draw:style-name="gr6" draw:text-style-name="P10" draw:layer="layout" svg:width="19.856cm" svg:height="12.4cm" svg:x="2.4cm" svg:y="6.6cm">
          <draw:image xlink:href="Pictures/10000201000003D4000002643FFF26B9.png" xlink:type="simple" xlink:show="embed" xlink:actuate="onLoad">
            <text:p/>
          </draw:image>
        </draw:frame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迷路の背景を作ろう（</text:span><text:span text:style-name="T11">1</text:span><text:span text:style-name="T11">）</text:span></text:p>
          </draw:text-box>
        </draw:frame>
        <draw:custom-shape draw:style-name="gr10" draw:text-style-name="P20" xml:id="id2" draw:id="id2" draw:layer="layout" svg:width="3.4cm" svg:height="3.2cm" svg:x="2.2cm" svg:y="1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1" draw:text-style-name="P21" xml:id="id1" draw:id="id1" draw:layer="layout" svg:width="17.4cm" svg:height="3.406cm" svg:x="9.2cm" svg:y="16.294cm">
          <text:p text:style-name="P3"><text:span text:style-name="T12">スプライトリストの「ステージ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9.2cm" svg:y1="17.997cm" svg:x2="5.6cm" svg:y2="13.6cm" draw:start-shape="id1" draw:end-shape="id2" svg:d="M9200 17997l-3600-4397" svg:viewBox="0 0 3601 4398">
          <text:p/>
        </draw:connector>
        <draw:frame draw:style-name="gr8" draw:text-style-name="P12" draw:layer="layout" svg:width="1.932cm" svg:height="2.021cm" svg:x="13.034cm" svg:y="19.868cm">
          <draw:text-box>
            <text:p>- 4 -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nswer" presentation:presentation-page-layout-name="AL2T19">
        <office:forms form:automatic-focus="false" form:apply-design-mode="false"/>
        <draw:frame draw:style-name="gr6" draw:text-style-name="P10" draw:layer="layout" svg:width="14.794cm" svg:height="11.485cm" svg:x="1.806cm" svg:y="6.688cm">
          <draw:image xlink:href="Pictures/10000201000002A8000002108AC024DD.png" xlink:type="simple" xlink:show="embed" xlink:actuate="onLoad">
            <text:p/>
          </draw:image>
        </draw:frame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迷路の背景を作ろう（</text:span><text:span text:style-name="T11">2</text:span><text:span text:style-name="T11">）</text:span></text:p>
          </draw:text-box>
        </draw:frame>
        <draw:custom-shape draw:style-name="gr13" draw:text-style-name="P20" xml:id="id4" draw:id="id4" draw:layer="layout" svg:width="3.4cm" svg:height="2.2cm" svg:x="6.6cm" svg:y="9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21" xml:id="id3" draw:id="id3" draw:layer="layout" svg:width="15.2cm" svg:height="2.606cm" svg:x="11.8cm" svg:y="17.1cm">
          <text:p text:style-name="P3"><text:span text:style-name="T12">「背景」というタブ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9.4cm" svg:y1="17.1cm" svg:x2="10cm" svg:y2="10.9cm" draw:start-shape="id3" draw:start-glue-point="0" draw:end-shape="id4" svg:d="M19400 17100l-9400-6200" svg:viewBox="0 0 9401 6201">
          <text:p/>
        </draw:connector>
        <draw:frame draw:style-name="gr8" draw:text-style-name="P12" draw:layer="layout" svg:width="1.932cm" svg:height="2.021cm" svg:x="13.034cm" svg:y="19.868cm">
          <draw:text-box>
            <text:p>- 5 -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Answer" presentation:presentation-page-layout-name="AL2T19">
        <office:forms form:automatic-focus="false" form:apply-design-mode="false"/>
        <draw:frame draw:style-name="gr6" draw:text-style-name="P10" draw:layer="layout" svg:width="14.794cm" svg:height="11.485cm" svg:x="1.806cm" svg:y="6.688cm">
          <draw:image xlink:href="Pictures/10000201000002A8000002108AC024DD.png" xlink:type="simple" xlink:show="embed" xlink:actuate="onLoad">
            <text:p/>
          </draw:image>
        </draw:frame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迷路の背景を作ろう（</text:span><text:span text:style-name="T11">3</text:span><text:span text:style-name="T11">）</text:span></text:p>
          </draw:text-box>
        </draw:frame>
        <draw:custom-shape draw:style-name="gr15" draw:text-style-name="P20" xml:id="id6" draw:id="id6" draw:layer="layout" svg:width="3.4cm" svg:height="2cm" svg:x="5.6cm" svg:y="11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21" xml:id="id5" draw:id="id5" draw:layer="layout" svg:width="15.2cm" svg:height="2.606cm" svg:x="11.8cm" svg:y="17cm">
          <text:p text:style-name="P3"><text:span text:style-name="T12">「ペイント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12" draw:text-style-name="P10" draw:layer="layout" draw:type="line" svg:x1="19.4cm" svg:y1="17cm" svg:x2="9cm" svg:y2="12.6cm" draw:start-shape="id5" draw:start-glue-point="0" draw:end-shape="id6" svg:d="M19400 17000l-10400-4400" svg:viewBox="0 0 10401 4401">
          <text:p/>
        </draw:connector>
        <draw:frame draw:style-name="gr8" draw:text-style-name="P12" draw:layer="layout" svg:width="1.932cm" svg:height="2.021cm" svg:x="13.034cm" svg:y="19.868cm">
          <draw:text-box>
            <text:p>- 6 -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Answer" presentation:presentation-page-layout-name="AL2T19">
        <office:forms form:automatic-focus="false" form:apply-design-mode="false"/>
        <draw:frame draw:style-name="gr16" draw:text-style-name="P10" draw:layer="layout" svg:width="17.4cm" svg:height="10.466cm" svg:x="2cm" svg:y="6.2cm">
          <draw:image xlink:href="Pictures/1000020100000614000003A86FEE6B0B.png" xlink:type="simple" xlink:show="embed" xlink:actuate="onLoad">
            <text:p/>
          </draw:image>
        </draw:frame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迷路の背景を作ろう（４）</text:span></text:p>
          </draw:text-box>
        </draw:frame>
        <draw:custom-shape draw:style-name="gr17" draw:text-style-name="P21" draw:layer="layout" svg:width="18cm" svg:height="3.806cm" svg:x="9.4cm" svg:y="15.994cm">
          <text:p text:style-name="P3"><text:span text:style-name="T12">四角形ツールや線ツールを使って好きな迷路を描こ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8" draw:text-style-name="P12" draw:layer="layout" svg:width="1.932cm" svg:height="2.021cm" svg:x="13.034cm" svg:y="19.868cm">
          <draw:text-box>
            <text:p>- 7 -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>
          <draw:text-box>
            <text:p>主人公の動きを作ろう</text:p>
          </draw:text-box>
        </draw:frame>
        <draw:frame draw:style-name="gr8" draw:text-style-name="P12" draw:layer="layout" svg:width="1.932cm" svg:height="2.021cm" svg:x="13.034cm" svg:y="19.868cm">
          <draw:text-box>
            <text:p>- 8 -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" presentation:presentation-page-layout-name="AL2T19">
        <office:forms form:automatic-focus="false" form:apply-design-mode="false"/>
        <draw:custom-shape draw:style-name="gr18" draw:text-style-name="P16" draw:layer="layout" svg:width="22.2cm" svg:height="1.8cm" svg:x="2.8cm" svg:y="18.1cm">
          <text:p text:style-name="P15"><text:span text:style-name="T5"><text:a xlink:href="https://drive.google.com/file/d/0B_BAQSjf1wC0QVBQbGluR0ZpbjA/view?usp=sharing" xlink:type="simple">下向き矢印キーで下に動けるように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presentation:style-name="pr6" draw:text-style-name="P14" draw:layer="layout" svg:width="25.199cm" svg:height="3.541cm" svg:x="0.201cm" svg:y="1.93cm" presentation:class="title" presentation:user-transformed="true">
          <draw:text-box>
            <text:p><text:span text:style-name="T9">主人公の動きを作ろう（１）</text:span></text:p>
          </draw:text-box>
        </draw:frame>
        <draw:custom-shape draw:style-name="gr18" draw:text-style-name="P16" draw:layer="layout" svg:width="22.2cm" svg:height="1.8cm" svg:x="2.8cm" svg:y="6.6cm">
          <text:p text:style-name="P15"><text:span text:style-name="T5"><text:a xlink:href="https://drive.google.com/file/d/0B_BAQSjf1wC0blFua09GdThGakU/view?usp=sharing" xlink:type="simple">ネコのスプライトを消そ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7" draw:layer="layout" svg:width="22.2cm" svg:height="1.8cm" svg:x="2.8cm" svg:y="8.8cm">
          <text:p text:style-name="P15"><text:span text:style-name="T5"><text:a xlink:href="https://drive.google.com/file/d/0B_BAQSjf1wC0V01RRzlMX0psSFE/view?usp=sharing" xlink:type="simple">主人公のスプライトを追加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7" draw:layer="layout" svg:width="22.2cm" svg:height="1.8cm" svg:x="2.8cm" svg:y="13.4cm">
          <text:p text:style-name="P15"><text:span text:style-name="T5"><text:a xlink:href="https://drive.google.com/file/d/0B_BAQSjf1wC0QVBQbGluR0ZpbjA/view?usp=sharing" xlink:type="simple">左向き矢印キーで左に動けるように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7" draw:layer="layout" svg:width="22.2cm" svg:height="1.8cm" svg:x="2.8cm" svg:y="11.1cm">
          <text:p text:style-name="P15"><text:span text:style-name="T5"><text:a xlink:href="https://drive.google.com/file/d/0B_BAQSjf1wC0QVBQbGluR0ZpbjA/view?usp=sharing" xlink:type="simple">右向き矢印キーで右に動けるように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8" draw:text-style-name="P16" draw:layer="layout" svg:width="22.2cm" svg:height="1.8cm" svg:x="2.8cm" svg:y="15.7cm">
          <text:p text:style-name="P15"><text:span text:style-name="T5"><text:a xlink:href="https://drive.google.com/file/d/0B_BAQSjf1wC0QVBQbGluR0ZpbjA/view?usp=sharing" xlink:type="simple">上向き矢印キーで上に動けるようにしよう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23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cm" svg:y="11.3cm">
          <text:p text:style-name="P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cm" svg:y="13.6cm">
          <text:p text:style-name="P3"><text:span text:style-name="T1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cm" svg:y="15.9cm">
          <text:p text:style-name="P3"><text:span text:style-name="T1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cm" svg:y="18.3cm">
          <text:p text:style-name="P3"><text:span text:style-name="T1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1.932cm" svg:height="2.021cm" svg:x="13.034cm" svg:y="19.868cm">
          <draw:text-box>
            <text:p>- 9 -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estion03_20_h1" presentation:presentation-page-layout-name="AL2T19">
        <office:forms form:automatic-focus="false" form:apply-design-mode="false"/>
        <draw:frame presentation:style-name="pr12" draw:layer="layout" svg:width="25.4cm" svg:height="5.8cm" svg:x="1.4cm" svg:y="2.4cm" presentation:class="title">
          <draw:text-box>
            <text:p>壁を通り抜けないためには？</text:p>
          </draw:text-box>
        </draw:frame>
        <draw:frame draw:style-name="gr8" draw:text-style-name="P12" draw:layer="layout" svg:width="2.366cm" svg:height="2.021cm" svg:x="12.817cm" svg:y="19.868cm">
          <draw:text-box>
            <text:p>- 10 -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1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swer" presentation:presentation-page-layout-name="AL2T19">
        <office:forms form:automatic-focus="false" form:apply-design-mode="false"/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壁を通り抜けないためには？</text:span></text:p>
          </draw:text-box>
        </draw:frame>
        <draw:custom-shape draw:style-name="gr20" draw:text-style-name="P26" draw:layer="layout" svg:width="13.4cm" svg:height="10cm" svg:x="14cm" svg:y="10.2cm">
          <text:p text:style-name="P15"><text:span text:style-name="T12">壁（黒色）に触れたらはね返るようにこんなブロックを全部の「◯キーが押されたなら」に足し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21" draw:text-style-name="P27" draw:layer="layout" svg:width="27cm" svg:height="2.139cm" svg:x="0.6cm" svg:y="6.004cm">
          <draw:text-box>
            <text:p text:style-name="P6"><text:span text:style-name="T15">こんなブロックを足してみよう！</text:span></text:p>
          </draw:text-box>
        </draw:frame>
        <draw:frame draw:style-name="gr16" draw:text-style-name="P10" draw:layer="layout" svg:width="12.277cm" svg:height="12.277cm" svg:x="1.323cm" svg:y="7.723cm">
          <draw:image xlink:href="Pictures/100002010000025200000252B59C6999.png" xlink:type="simple" xlink:show="embed" xlink:actuate="onLoad">
            <text:p/>
          </draw:image>
        </draw:frame>
        <draw:custom-shape draw:style-name="gr22" draw:text-style-name="P10" draw:layer="layout" svg:width="10.477cm" svg:height="5cm" svg:x="1.323cm" svg:y="1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2.366cm" svg:height="2.021cm" svg:x="12.817cm" svg:y="19.869cm">
          <draw:text-box>
            <text:p>- 11 -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>
          <draw:text-box>
            <text:p>ステージをたくさん作ろう</text:p>
          </draw:text-box>
        </draw:frame>
        <draw:frame draw:style-name="gr8" draw:text-style-name="P12" draw:layer="layout" svg:width="2.366cm" svg:height="2.021cm" svg:x="12.817cm" svg:y="19.869cm">
          <draw:text-box>
            <text:p>- 12 -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Question01_20_h1" presentation:presentation-page-layout-name="AL2T19">
        <office:forms form:automatic-focus="false" form:apply-design-mode="false"/>
        <draw:frame presentation:style-name="pr6" draw:text-style-name="P14" draw:layer="layout" svg:width="25.199cm" svg:height="3.541cm" svg:x="0.201cm" svg:y="1.93cm" presentation:class="title" presentation:user-transformed="true">
          <draw:text-box>
            <text:p><text:span text:style-name="T9">ステージをたくさん作ろう</text:span></text:p>
          </draw:text-box>
        </draw:frame>
        <draw:custom-shape draw:style-name="gr9" draw:text-style-name="P16" draw:layer="layout" svg:width="22.2cm" svg:height="1.8cm" svg:x="2.8cm" svg:y="6.6cm">
          <text:p text:style-name="P15"><text:span text:style-name="T5"><text:a xlink:href="https://drive.google.com/file/d/0B_BAQSjf1wC0XzV0MVRHaEo2MGc/view?usp=sharing" xlink:type="simple">背景を追加しよう（背景を作ろう、と同じだね！）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7" draw:layer="layout" svg:width="22.2cm" svg:height="1.8cm" svg:x="2.8cm" svg:y="8.8cm">
          <text:p text:style-name="P15"><text:span text:style-name="T5">次のステージに行くための目印をつけ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7" draw:layer="layout" svg:width="22.2cm" svg:height="1.8cm" svg:x="2.8cm" svg:y="11.1cm">
          <text:p text:style-name="P15"><text:span text:style-name="T5">目印に触れたら次の背景に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23" draw:layer="layout" svg:width="1.4cm" svg:height="1.4cm" svg:x="2.1cm" svg:y="6.8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cm" svg:y="9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cm" svg:y="11.3cm">
          <text:p text:style-name="P3"><text:span text:style-name="T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cm" svg:y="6.8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66cm" svg:height="2.021cm" svg:x="12.817cm" svg:y="19.869cm">
          <draw:text-box>
            <text:p>- 13 -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Question01_20_h1_5f__5f_" presentation:presentation-page-layout-name="AL1T1">
        <office:forms form:automatic-focus="false" form:apply-design-mode="false"/>
        <draw:frame presentation:style-name="pr14" draw:layer="layout" svg:width="22.6cm" svg:height="4.906cm" svg:x="1cm" svg:y="5.694cm" presentation:class="title">
          <draw:text-box>
            <text:p>次の背景に変えるには？</text:p>
          </draw:text-box>
        </draw:frame>
        <draw:frame draw:style-name="gr8" draw:text-style-name="P12" draw:layer="layout" svg:width="2.366cm" svg:height="2.021cm" svg:x="12.817cm" svg:y="19.869cm">
          <draw:text-box>
            <text:p>- 14 -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15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swer" presentation:presentation-page-layout-name="AL2T19">
        <office:forms form:automatic-focus="false" form:apply-design-mode="false"/>
        <draw:frame presentation:style-name="pr10" draw:text-style-name="P19" draw:layer="layout" svg:width="25.199cm" svg:height="2.834cm" svg:x="0.201cm" svg:y="2.283cm" presentation:class="title" presentation:user-transformed="true">
          <draw:text-box>
            <text:p><text:span text:style-name="T11">次の背景に変えるには？</text:span></text:p>
          </draw:text-box>
        </draw:frame>
        <draw:custom-shape draw:style-name="gr23" draw:text-style-name="P26" draw:layer="layout" svg:width="20.4cm" svg:height="2.6cm" svg:x="3.8cm" svg:y="17.3cm">
          <text:p text:style-name="P15"><text:span text:style-name="T12">主人公から背景に合図を送ってみ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21" draw:text-style-name="P27" draw:layer="layout" svg:width="27cm" svg:height="2.139cm" svg:x="0.6cm" svg:y="6.004cm">
          <draw:text-box>
            <text:p text:style-name="P6"><text:span text:style-name="T15">「メッセージ」を送ろう！</text:span></text:p>
          </draw:text-box>
        </draw:frame>
        <draw:frame draw:style-name="gr16" draw:text-style-name="P10" draw:layer="layout" svg:width="4.708cm" svg:height="3.531cm" svg:x="17.719cm" svg:y="9cm">
          <draw:image xlink:href="Pictures/10000000000001E00000016858CD785D.bmp" xlink:type="simple" xlink:show="embed" xlink:actuate="onLoad">
            <text:p/>
          </draw:image>
        </draw:frame>
        <draw:frame draw:style-name="gr16" draw:text-style-name="P10" draw:layer="layout" svg:width="9.665cm" svg:height="7.196cm" svg:x="2.6cm" svg:y="9.9cm">
          <draw:image xlink:href="Pictures/10000201000002240000019823C4B424.png" xlink:type="simple" xlink:show="embed" xlink:actuate="onLoad">
            <text:p/>
          </draw:image>
        </draw:frame>
        <draw:frame draw:style-name="gr16" draw:text-style-name="P10" draw:layer="layout" svg:width="3.536cm" svg:height="3.4cm" svg:x="5.664cm" svg:y="6.2cm">
          <draw:image xlink:href="Pictures/10000000000000820000007D67B6F548.bmp" xlink:type="simple" xlink:show="embed" xlink:actuate="onLoad">
            <text:p/>
          </draw:image>
        </draw:frame>
        <draw:frame draw:style-name="gr16" draw:text-style-name="P10" draw:layer="layout" svg:width="9.453cm" svg:height="2.891cm" svg:x="15.347cm" svg:y="12.909cm">
          <draw:image xlink:href="Pictures/1000020100000218000000A45234EB8D.png" xlink:type="simple" xlink:show="embed" xlink:actuate="onLoad">
            <text:p/>
          </draw:image>
        </draw:frame>
        <draw:frame draw:style-name="gr8" draw:text-style-name="P12" draw:layer="layout" svg:width="2.366cm" svg:height="2.021cm" svg:x="12.817cm" svg:y="19.869cm">
          <draw:text-box>
            <text:p>- 15 -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標準_20_6" presentation:presentation-page-layout-name="AL2T19">
        <office:forms form:automatic-focus="false" form:apply-design-mode="false"/>
        <draw:frame presentation:style-name="pr8" draw:layer="layout" svg:width="25.199cm" svg:height="3.506cm" svg:x="1.4cm" svg:y="3.837cm" presentation:class="title">
          <draw:text-box>
            <text:p>ゲームクリアを作ろう</text:p>
          </draw:text-box>
        </draw:frame>
        <draw:frame draw:style-name="gr8" draw:text-style-name="P12" draw:layer="layout" svg:width="2.366cm" svg:height="2.021cm" svg:x="12.817cm" svg:y="19.869cm">
          <draw:text-box>
            <text:p>- 16 -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Question01_20_h1" presentation:presentation-page-layout-name="AL2T19">
        <office:forms form:automatic-focus="false" form:apply-design-mode="false"/>
        <draw:frame presentation:style-name="pr6" draw:text-style-name="P5" draw:layer="layout" svg:width="25.199cm" svg:height="3.541cm" svg:x="0.201cm" svg:y="1.93cm" presentation:class="title" presentation:user-transformed="true">
          <draw:text-box>
            <text:p><text:span text:style-name="T9">ゲームクリアを作ろう</text:span></text:p>
          </draw:text-box>
        </draw:frame>
        <draw:custom-shape draw:style-name="gr9" draw:text-style-name="P16" draw:layer="layout" svg:width="22.2cm" svg:height="1.8cm" svg:x="2.813cm" svg:y="6.601cm">
          <text:p text:style-name="P15"><text:span text:style-name="T5"><text:a xlink:href="https://drive.google.com/file/d/0B_BAQSjf1wC0XzV0MVRHaEo2MGc/view?usp=sharing" xlink:type="simple">ゲームクリアの背景を作ろう（背景を作ろうと同じ）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9" draw:text-style-name="P17" draw:layer="layout" svg:width="22.2cm" svg:height="1.8cm" svg:x="2.813cm" svg:y="8.801cm">
          <text:p text:style-name="P15"><text:span text:style-name="T5">ゲームクリアの背景まで行ったらゲームを止め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9" draw:text-style-name="P23" draw:layer="layout" svg:width="1.4cm" svg:height="1.4cm" svg:x="2.113cm" svg:y="6.801cm">
          <text:p text:style-name="P3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13cm" svg:y="9.001cm">
          <text:p text:style-name="P3"><text:span text:style-name="T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4" draw:layer="layout" svg:width="1.4cm" svg:height="1.4cm" svg:x="2.113cm" svg:y="6.801cm">
          <text:p text:style-name="P3"><text:span text:style-name="T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66cm" svg:height="2.021cm" svg:x="12.817cm" svg:y="19.869cm">
          <draw:text-box>
            <text:p>- 17 -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swer" presentation:presentation-page-layout-name="AL2T19">
        <office:forms form:automatic-focus="false" form:apply-design-mode="false"/>
        <draw:frame presentation:style-name="pr10" draw:text-style-name="P28" draw:layer="layout" svg:width="25.199cm" svg:height="2.834cm" svg:x="0.201cm" svg:y="2.283cm" presentation:class="title" presentation:user-transformed="true">
          <draw:text-box>
            <text:p><text:span text:style-name="T16">ゲームクリアの背景を作ろう</text:span></text:p>
          </draw:text-box>
        </draw:frame>
        <draw:custom-shape draw:style-name="gr20" draw:text-style-name="P26" draw:layer="layout" svg:width="13.4cm" svg:height="10cm" svg:x="14cm" svg:y="10cm">
          <text:p text:style-name="P15"><text:span text:style-name="T12">迷路の背景は「ステージ１」から始まって「ゲームクリア」で終わるように並べ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16" draw:text-style-name="P10" draw:layer="layout" svg:width="10.935cm" svg:height="12.558cm" svg:x="2.265cm" svg:y="7cm">
          <draw:image xlink:href="Pictures/100002010000026C000002C87FE9FB93.png" xlink:type="simple" xlink:show="embed" xlink:actuate="onLoad">
            <text:p/>
          </draw:image>
        </draw:frame>
        <draw:frame draw:style-name="gr8" draw:text-style-name="P12" draw:layer="layout" svg:width="2.366cm" svg:height="2.021cm" svg:x="12.817cm" svg:y="19.869cm">
          <draw:text-box>
            <text:p>- 18 -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Answer" presentation:presentation-page-layout-name="AL2T19">
        <office:forms form:automatic-focus="false" form:apply-design-mode="false"/>
        <draw:frame presentation:style-name="pr16" draw:text-style-name="P28" draw:layer="layout" svg:width="25.199cm" svg:height="3.549cm" svg:x="0.201cm" svg:y="1.926cm" presentation:class="title" presentation:user-transformed="true">
          <draw:text-box>
            <text:p><text:span text:style-name="T16">ゲームクリアの背景まで行ったら</text:span><text:span text:style-name="T16"><text:line-break/></text:span><text:span text:style-name="T16">ゲームを止めよう</text:span></text:p>
          </draw:text-box>
        </draw:frame>
        <draw:custom-shape draw:style-name="gr24" draw:text-style-name="P26" draw:layer="layout" svg:width="12.4cm" svg:height="8.8cm" svg:x="14.8cm" svg:y="9.221cm">
          <text:p text:style-name="P15"><text:span text:style-name="T12">こんなブロックを作ってみよう！「背景の番号」は自分のゲームクリアの番号に変えてね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frame draw:style-name="gr16" draw:text-style-name="P10" draw:layer="layout" svg:width="12.866cm" svg:height="11.243cm" svg:x="1.1cm" svg:y="8cm">
          <draw:image xlink:href="Pictures/10000201000001BC00000184E29C4824.png" xlink:type="simple" xlink:show="embed" xlink:actuate="onLoad">
            <text:p/>
          </draw:image>
        </draw:frame>
        <draw:frame draw:style-name="gr8" draw:text-style-name="P12" draw:layer="layout" svg:width="2.366cm" svg:height="2.021cm" svg:x="12.817cm" svg:y="19.869cm">
          <draw:text-box>
            <text:p>- 19 -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1" draw:text-style-name="P18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Migu 1C2" svg:font-family="'Migu 1C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_5f_-background" style:display-name="Question01 h1__-background" style:family="presentation">
      <style:graphic-properties draw:stroke="none" draw:fill="none"/>
      <style:text-properties style:letter-kerning="true"/>
    </style:style>
    <style:style style:name="Question01_20_h1_5f__5f_-backgroundobjects" style:display-name="Question01 h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_5f_-notes" style:display-name="Question01 h1_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28.1000003814697pt" style:font-style-asian="normal" style:font-weight-asian="normal" style:font-name-complex="Migu 1C2" style:font-family-complex="'Migu 1C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_5f_-outline1" style:display-name="Question01 h1__-outline1" style:family="presentation">
      <style:graphic-properties draw:stroke="none" draw:fill="none" draw:auto-grow-height="false" draw:fit-to-size="shrink-to-fit">
        <text:list-style style:name="Question01_20_h1_5f__5f_-outline1" style:display-name="Question01 h1_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_5f_-outline2" style:display-name="Question01 h1__-outline2" style:family="presentation" style:parent-style-name="Question01_20_h1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_5f_-outline3" style:display-name="Question01 h1__-outline3" style:family="presentation" style:parent-style-name="Question01_20_h1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_5f_-outline4" style:display-name="Question01 h1__-outline4" style:family="presentation" style:parent-style-name="Question01_20_h1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_5f_-outline5" style:display-name="Question01 h1__-outline5" style:family="presentation" style:parent-style-name="Question01_20_h1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outline6" style:display-name="Question01 h1__-outline6" style:family="presentation" style:parent-style-name="Question01_20_h1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outline7" style:display-name="Question01 h1__-outline7" style:family="presentation" style:parent-style-name="Question01_20_h1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outline8" style:display-name="Question01 h1__-outline8" style:family="presentation" style:parent-style-name="Question01_20_h1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outline9" style:display-name="Question01 h1__-outline9" style:family="presentation" style:parent-style-name="Question01_20_h1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_5f_-subtitle" style:display-name="Question01 h1__-subtitle" style:family="presentation">
      <style:graphic-properties draw:stroke="none" draw:fill="none" draw:textarea-vertical-align="middle">
        <text:list-style style:name="Question01_20_h1_5f__5f_-subtitle" style:display-name="Question01 h1_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32pt" style:font-style-asian="normal" style:font-weight-asian="normal" style:font-name-complex="Migu 1C2" style:font-family-complex="'Migu 1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_5f_-title" style:display-name="Question01 h1__-title" style:family="presentation">
      <style:graphic-properties draw:stroke="none" draw:fill="none" draw:textarea-vertical-align="middle">
        <text:list-style style:name="Question01_20_h1_5f__5f_-title" style:display-name="Question01 h1_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2" style:font-family-asian="'Migu 1C'" style:font-family-generic-asian="system" style:font-pitch-asian="variable" style:font-size-asian="44pt" style:font-style-asian="normal" style:font-weight-asian="normal" style:font-name-complex="Migu 1C2" style:font-family-complex="'Migu 1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9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Question01_20_h1_5f_-title">
      <style:graphic-properties draw:auto-grow-height="false" fo:min-height="3.507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2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3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Answer-title">
      <style:graphic-properties draw:auto-grow-height="false" fo:min-height="3.507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6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7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0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Question01_20_h1_5f_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Question01_20_h1_5f_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Question01_20_h1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0</text:page-number></text:span><text:span text:style-name="MT1"><text:page-number>20</text:page-number></text:span><text:span text:style-name="MT1"><text:page-number>20</text:page-number></text:span><text:span text:style-name="MT1"><text:page-number>20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text:span text:style-name="MT1"><text:page-number>20</text:page-number></text:span><text:span text:style-name="MT1"><text:page-number>20</text:page-number></text:span><text:span text:style-name="MT1"><text:page-number>20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text:span text:style-name="MT1"><text:page-number>20</text:page-number></text:span><text:span text:style-name="MT1"><text:page-number>20</text:page-number></text:span><text:span text:style-name="MT1"><text:page-number>20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460BBC72A238EDDF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text:span text:style-name="MT1"><text:page-number>20</text:page-number></text:span><text:span text:style-name="MT1"><text:page-number>20</text:page-number></text:span><text:span text:style-name="MT1"><text:page-number>20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text:span text:style-name="MT1"><text:page-number>20</text:page-number></text:span><text:span text:style-name="MT1"><text:page-number>20</text:page-number></text:span><text:span text:style-name="MT1"><text:page-number>20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text:span text:style-name="MT1"><text:page-number>20</text:page-number></text:span><text:span text:style-name="MT1"><text:page-number>20</text:page-number></text:span><text:span text:style-name="MT1"><text:page-number>20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text:span text:style-name="MT1"><text:page-number>20</text:page-number></text:span><text:span text:style-name="MT1"><text:page-number>20</text:page-number></text:span><text:span text:style-name="MT1"><text:page-number>20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text:span text:style-name="MT1"><text:page-number>20</text:page-number></text:span><text:span text:style-name="MT1"><text:page-number>20</text:page-number></text:span><text:span text:style-name="MT1"><text:page-number>20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text:span text:style-name="MT1"><text:page-number>20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text:span text:style-name="MT1"><text:page-number>20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9537CCDD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1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text:span text:style-name="MT1"><text:page-number>20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text:span text:style-name="MT1"><text:page-number>20</text:page-number></text:span></text:p>
          </draw:text-box>
        </draw:frame>
      </presentation:notes>
    </style:master-page>
    <style:master-page style:name="Question01_20_h1_5f__5f_" style:display-name="Question01 h1__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57C4D39B.png" xlink:type="simple" xlink:show="embed" xlink:actuate="onLoad">
          <text:p/>
        </draw:image>
      </draw:frame>
      <draw:frame presentation:style-name="Question01_20_h1_5f__5f_-title" draw:layer="backgroundobjects" svg:width="22.6cm" svg:height="4.906cm" svg:x="1cm" svg:y="5.694cm" presentation:class="title" presentation:placeholder="true">
        <draw:text-box/>
      </draw:frame>
      <draw:frame presentation:style-name="Question01_20_h1_5f__5f_-outline1" draw:layer="backgroundobjects" svg:width="24.639cm" svg:height="12.18cm" svg:x="1.4cm" svg:y="4.914cm" presentation:class="outline" presentation:placeholder="true">
        <draw:text-box/>
      </draw:frame>
      <draw:frame presentation:style-name="Mpr2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2">
        <draw:page-thumbnail presentation:style-name="Question01_20_h1_5f__5f_-title" draw:layer="backgroundobjects" svg:width="0.001cm" svg:height="0.001cm" svg:x="0cm" svg:y="2.257cm" presentation:class="page"/>
        <draw:frame presentation:style-name="Question01_20_h1_5f_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9:49.667572259</dc:date>
    <meta:editing-duration>P8DT18H10M49S</meta:editing-duration>
    <meta:editing-cycles>1008</meta:editing-cycles>
    <meta:generator>LibreOffice/5.1.6.2$Linux_X86_64 LibreOffice_project/10m0$Build-2</meta:generator>
    <meta:document-statistic meta:object-count="248"/>
  </office:meta>
</office:document-meta>
</file>